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5.438cm"/>
    </style:style>
    <style:style style:name="co18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328cm"/>
    </style:style>
    <style:style style:name="co16" style:family="table-column">
      <style:table-column-properties fo:break-before="auto" style:column-width="4.994cm"/>
    </style:style>
    <style:style style:name="co17" style:family="table-column">
      <style:table-column-properties fo:break-before="auto" style:column-width="4.939cm"/>
    </style:style>
    <style:style style:name="co19" style:family="table-column">
      <style:table-column-properties fo:break-before="auto" style:column-width="5.327cm"/>
    </style:style>
    <style:style style:name="co21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style:text-line-through-style="solid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ce5"/>
        <table:table-column table:style-name="co1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number-columns-repeated="3"/>
          <table:table-cell table:style-name="ce1" office:value-type="string">
            <text:p>Function V5</text:p>
          </table:table-cell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1"/>
          <table:table-cell table:style-name="ce3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 office:value-type="string">
            <text:p>n/c</text:p>
          </table:table-cell>
          <table:table-cell table:style-name="ce5" office:value-type="string">
            <text:p>Step mode indicator led </text:p>
          </table:table-cell>
          <table:table-cell table:number-columns-repeated="3"/>
          <table:table-cell office:value-type="string">
            <text:p>clock led / clock out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 table:style-name="ce3"/>
          <table:table-cell table:style-name="ce2" office:value-type="string">
            <text:p>nc</text:p>
          </table:table-cell>
          <table:table-cell table:number-columns-repeated="3"/>
          <table:table-cell office:value-type="string">
            <text:p>mode toggle button</text:p>
          </table:table-cell>
        </table:table-row>
        <table:table-row table:style-name="ro5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table:number-columns-repeated="3" office:value-type="string">
            <text:p>Clock input in</text:p>
          </table:table-cell>
          <table:table-cell table:number-columns-repeated="2"/>
          <table:table-cell table:style-name="ce1" office:value-type="string">
            <text:p>Nc! →</text:p>
          </table:table-cell>
          <table:table-cell office:value-type="string">
            <text:p>Clock input in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TX</text:p>
          </table:table-cell>
          <table:table-cell table:number-columns-repeated="3"/>
          <table:table-cell table:style-name="ce3" office:value-type="string">
            <text:p>Debug serial TX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RX</text:p>
          </table:table-cell>
          <table:table-cell table:number-columns-repeated="3"/>
          <table:table-cell table:style-name="ce3" office:value-type="string">
            <text:p>Debug serial RX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1</text:p>
          </table:table-cell>
          <table:table-cell table:style-name="ce5" office:value-type="string">
            <text:p>Track button 1</text:p>
          </table:table-cell>
          <table:table-cell table:style-name="ce5"/>
          <table:table-cell table:style-name="ce5" office:value-type="string">
            <text:p>Track 1 gate out</text:p>
          </table:table-cell>
          <table:table-cell table:number-columns-repeated="3"/>
          <table:table-cell table:style-name="ce5" office:value-type="string">
            <text:p>Track 1 gate out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2</text:p>
          </table:table-cell>
          <table:table-cell table:style-name="ce5" office:value-type="string">
            <text:p>Track button 2</text:p>
          </table:table-cell>
          <table:table-cell table:style-name="ce5"/>
          <table:table-cell table:style-name="ce5" office:value-type="string">
            <text:p>Track 2 gate out</text:p>
          </table:table-cell>
          <table:table-cell table:number-columns-repeated="3"/>
          <table:table-cell table:style-name="ce5" office:value-type="string">
            <text:p>Track 2 gate o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3</text:p>
          </table:table-cell>
          <table:table-cell table:style-name="ce5" office:value-type="string">
            <text:p>Track button 3</text:p>
          </table:table-cell>
          <table:table-cell table:style-name="ce3" office:value-type="string">
            <text:p>Shiftregister CS (latch)</text:p>
          </table:table-cell>
          <table:table-cell table:style-name="ce5" office:value-type="string">
            <text:p>Track 3 gate out</text:p>
          </table:table-cell>
          <table:table-cell table:style-name="ce3" office:value-type="string">
            <text:p>8x track outputs via shift register</text:p>
          </table:table-cell>
          <table:table-cell table:number-columns-repeated="2"/>
          <table:table-cell table:style-name="ce5" office:value-type="string">
            <text:p>Track 3 gate o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4</text:p>
          </table:table-cell>
          <table:table-cell table:style-name="ce5" office:value-type="string">
            <text:p>Track button 4</text:p>
          </table:table-cell>
          <table:table-cell table:style-name="ce5"/>
          <table:table-cell table:style-name="ce5" office:value-type="string">
            <text:p>Track 4 gate out</text:p>
          </table:table-cell>
          <table:table-cell office:value-type="string">
            <text:p>leds out via shift register?</text:p>
          </table:table-cell>
          <table:table-cell table:number-columns-repeated="2"/>
          <table:table-cell table:style-name="ce5" office:value-type="string">
            <text:p>Track 4 gate o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5</text:p>
          </table:table-cell>
          <table:table-cell table:style-name="ce5" office:value-type="string">
            <text:p>Track button 5</text:p>
          </table:table-cell>
          <table:table-cell table:style-name="ce5"/>
          <table:table-cell table:style-name="ce5" office:value-type="string">
            <text:p>Track 5 gate out</text:p>
          </table:table-cell>
          <table:table-cell table:number-columns-repeated="3"/>
          <table:table-cell table:style-name="ce5" office:value-type="string">
            <text:p>Track 5 gate o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office:value-type="string">
            <text:p>Track button 6</text:p>
          </table:table-cell>
          <table:table-cell table:style-name="ce5" office:value-type="string">
            <text:p>Track button 6</text:p>
          </table:table-cell>
          <table:table-cell table:style-name="ce5"/>
          <table:table-cell table:style-name="ce5" office:value-type="string">
            <text:p>Track 6 gate out</text:p>
          </table:table-cell>
          <table:table-cell table:number-columns-repeated="3"/>
          <table:table-cell table:style-name="ce5" office:value-type="string">
            <text:p>Track 6 gate o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7</text:p>
          </table:table-cell>
          <table:table-cell table:style-name="ce5" office:value-type="string">
            <text:p>Track button 7</text:p>
          </table:table-cell>
          <table:table-cell table:style-name="ce5"/>
          <table:table-cell table:style-name="ce5" office:value-type="string">
            <text:p>Track 7 gate out</text:p>
          </table:table-cell>
          <table:table-cell table:number-columns-repeated="3"/>
          <table:table-cell table:style-name="ce5" office:value-type="string">
            <text:p>Track 7 gate o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8</text:p>
          </table:table-cell>
          <table:table-cell table:style-name="ce5" office:value-type="string">
            <text:p>Track button 8</text:p>
          </table:table-cell>
          <table:table-cell table:style-name="ce5"/>
          <table:table-cell table:style-name="ce5" office:value-type="string">
            <text:p>Track 8 gate out</text:p>
          </table:table-cell>
          <table:table-cell table:number-columns-repeated="3"/>
          <table:table-cell table:style-name="ce5" office:value-type="string">
            <text:p>Track 8 gate o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 office:value-type="string">
            <text:p>I2C SCL MPR121 Touchpad</text:p>
          </table:table-cell>
          <table:table-cell table:style-name="ce3" office:value-type="string">
            <text:p>I2C SCL MPR121 Touchpad</text:p>
          </table:table-cell>
          <table:table-cell table:style-name="ce3" office:value-type="string">
            <text:p>2e touchpad??</text:p>
          </table:table-cell>
          <table:table-cell table:number-columns-repeated="2"/>
          <table:table-cell table:style-name="ce5" office:value-type="string">
            <text:p>nc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 office:value-type="string">
            <text:p>I2C SDA MPR121 touchpad</text:p>
          </table:table-cell>
          <table:table-cell table:style-name="ce3" office:value-type="string">
            <text:p>I2C SDA MPR121 touchpad</text:p>
          </table:table-cell>
          <table:table-cell table:style-name="ce3"/>
          <table:table-cell table:number-columns-repeated="2"/>
          <table:table-cell office:value-type="string">
            <text:p>nc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ce3" office:value-type="string">
            <text:p>nc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number-columns-repeated="3"/>
          <table:table-cell table:style-name="ce3" office:value-type="string">
            <text:p>nc (led)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ode indicator led</text:p>
          </table:table-cell>
          <table:table-cell table:number-columns-repeated="2" table:style-name="ce5" office:value-type="string">
            <text:p>Learn mode indicator led</text:p>
          </table:table-cell>
          <table:table-cell table:style-name="ce5" office:value-type="string">
            <text:p>Learn midi note indicator led</text:p>
          </table:table-cell>
          <table:table-cell table:number-columns-repeated="3"/>
          <table:table-cell table:style-name="ce5" office:value-type="string">
            <text:p>Learn midi note indicator le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Step mode indicator led </text:p>
          </table:table-cell>
          <table:table-cell table:number-columns-repeated="2" table:style-name="ce5" office:value-type="string">
            <text:p>Step mode indicator led </text:p>
          </table:table-cell>
          <table:table-cell office:value-type="string">
            <text:p>Learn midi channel indicator led</text:p>
          </table:table-cell>
          <table:table-cell table:number-columns-repeated="3"/>
          <table:table-cell office:value-type="string">
            <text:p>Learn midi channel indicator le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table:number-columns-repeated="2" office:value-type="string">
            <text:p>learn pot in</text:p>
          </table:table-cell>
          <table:table-cell table:number-columns-repeated="3"/>
          <table:table-cell office:value-type="string">
            <text:p>learn pot in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Default" office:value-type="string">
            <text:p>nc</text:p>
          </table:table-cell>
          <table:table-cell table:number-columns-repeated="2" office:value-type="string">
            <text:p>clock led </text:p>
          </table:table-cell>
          <table:table-cell office:value-type="string">
            <text:p>clock led / clock output ?</text:p>
          </table:table-cell>
          <table:table-cell table:number-columns-repeated="3"/>
          <table:table-cell office:value-type="string">
            <text:p>set gate length indicator led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4" table:style-name="ce3" office:value-type="string">
            <text:p>Common Midi serial Out</text:p>
          </table:table-cell>
          <table:table-cell table:number-columns-repeated="3"/>
          <table:table-cell table:style-name="ce3" office:value-type="string">
            <text:p>Common Midi serial Out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4" table:style-name="ce3" office:value-type="string">
            <text:p>Common Midi serial In</text:p>
          </table:table-cell>
          <table:table-cell table:number-columns-repeated="3"/>
          <table:table-cell table:style-name="ce3" office:value-type="string">
            <text:p>Common Midi serial I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Track gate out 1</text:p>
          </table:table-cell>
          <table:table-cell table:number-columns-repeated="3" office:value-type="string">
            <text:p>SPI CS</text:p>
          </table:table-cell>
          <table:table-cell table:number-columns-repeated="3"/>
          <table:table-cell office:value-type="string">
            <text:p>SPI C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Track gate out 2</text:p>
          </table:table-cell>
          <table:table-cell table:number-columns-repeated="3" office:value-type="string">
            <text:p>SPI SCK</text:p>
          </table:table-cell>
          <table:table-cell office:value-type="string">
            <text:p>for MAX7219 and shift reg out?</text:p>
          </table:table-cell>
          <table:table-cell table:number-columns-repeated="2"/>
          <table:table-cell office:value-type="string">
            <text:p>SPI SCK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Track gate out 3</text:p>
          </table:table-cell>
          <table:table-cell table:number-columns-repeated="2" office:value-type="string">
            <text:p>SPI MISO</text:p>
          </table:table-cell>
          <table:table-cell office:value-type="string">
            <text:p>nc (SPI MISO)</text:p>
          </table:table-cell>
          <table:table-cell office:value-type="string">
            <text:p>2x led matrix 7219</text:p>
          </table:table-cell>
          <table:table-cell table:number-columns-repeated="2"/>
          <table:table-cell office:value-type="string">
            <text:p>nc (SPI MISO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Track gate out 4</text:p>
          </table:table-cell>
          <table:table-cell table:number-columns-repeated="3" office:value-type="string">
            <text:p>SPI MOSI</text:p>
          </table:table-cell>
          <table:table-cell table:number-columns-repeated="3"/>
          <table:table-cell office:value-type="string">
            <text:p>SPI MOSI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/>
          <table:table-cell table:style-name="ce1" office:value-type="string">
            <text:p>nc</text:p>
          </table:table-cell>
          <table:table-cell office:value-type="string">
            <text:p>clock led / clock output ?</text:p>
          </table:table-cell>
          <table:table-cell table:number-columns-repeated="2"/>
          <table:table-cell office:value-type="string">
            <text:p>nc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table:style-name="ce5" office:value-type="string">
            <text:p>Interrupt in MPR121 Touchpad</text:p>
          </table:table-cell>
          <table:table-cell table:style-name="ce5" office:value-type="string">
            <text:p>Interrupt in MPR121 Touchpad</text:p>
          </table:table-cell>
          <table:table-cell office:value-type="string">
            <text:p>basic touchpad</text:p>
          </table:table-cell>
          <table:table-cell office:value-type="string">
            <text:p>reset btn</text:p>
          </table:table-cell>
          <table:table-cell/>
          <table:table-cell table:style-name="ce5" office:value-type="string">
            <text:p>Interrupt in MPR121 Touchpad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7</text:p>
          </table:table-cell>
          <table:table-cell/>
          <table:table-cell table:style-name="ce5" office:value-type="string">
            <text:p>I2C SCL MPR121 Touchpad</text:p>
          </table:table-cell>
          <table:table-cell table:style-name="ce5" office:value-type="string">
            <text:p>I2C SCL MPR121 Touchpad</text:p>
          </table:table-cell>
          <table:table-cell table:number-columns-repeated="3"/>
          <table:table-cell table:style-name="ce5" office:value-type="string">
            <text:p>I2C SCL MPR121 Touchpad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8</text:p>
          </table:table-cell>
          <table:table-cell/>
          <table:table-cell table:style-name="ce5" office:value-type="string">
            <text:p>I2C SDA MPR121 touchpad</text:p>
          </table:table-cell>
          <table:table-cell table:style-name="ce5" office:value-type="string">
            <text:p>I2C SDA MPR121 touchpad</text:p>
          </table:table-cell>
          <table:table-cell table:number-columns-repeated="3"/>
          <table:table-cell table:style-name="ce5" office:value-type="string">
            <text:p>I2C SDA MPR121 touchpad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7"/>
        </table:table-row>
        <table:table-row table:style-name="ro1">
          <table:table-cell table:number-columns-repeated="11"/>
          <table:table-cell table:style-name="ce3"/>
          <table:table-cell table:number-columns-repeated="7"/>
        </table:table-row>
      </table:table>
      <table:table table:name="EightTrack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set step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clear step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, gate length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ed</text:p>
          </table:table-cell>
          <table:table-cell office:value-type="string">
            <text:p>select midi note mode</text:p>
          </table:table-cell>
          <table:table-cell table:number-columns-repeated="3"/>
          <table:table-cell table:style-name="ce3" office:value-type="string">
            <text:p>alt: reset btn </text:p>
          </table:table-cell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midi channel m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gate length mod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t</text:p>
          </table:table-cell>
          <table:table-cell/>
          <table:table-cell office:value-type="string">
            <text:p>track btn [1-8]</text:p>
          </table:table-cell>
          <table:table-cell office:value-type="string">
            <text:p>select midi note, select midi channel, gate length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tn</text:p>
          </table:table-cell>
          <table:table-cell office:value-type="string">
            <text:p>play/step mode </text:p>
          </table:table-cell>
          <table:table-cell office:value-type="string">
            <text:p>toggle</text:p>
          </table:table-cell>
          <table:table-cell office:value-type="string">
            <text:p>modes: play, step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5" office:value-type="string">
            <text:p>all tracks</text:p>
          </table:table-cell>
          <table:table-cell/>
          <table:table-cell table:style-name="ce3" office:value-type="string">
            <text:p>alt: learn mode toggle btn mechanical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Btn</text:p>
          </table:table-cell>
          <table:table-cell office:value-type="string">
            <text:p>advance step</text:p>
          </table:table-cell>
          <table:table-cell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Btn</text:p>
          </table:table-cell>
          <table:table-cell office:value-type="string">
            <text:p>switch pattern [1-8]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Btn</text:p>
          </table:table-cell>
          <table:table-cell office:value-type="string">
            <text:p>switch bank [1-8]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down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up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2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down</text:p>
          </table:table-cell>
          <table:table-cell table:style-name="ce5"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up</text:p>
          </table:table-cell>
          <table:table-cell table:style-name="ce5"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down</text:p>
          </table:table-cell>
          <table:table-cell table:number-columns-repeated="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up</text:p>
          </table:table-cell>
          <table:table-cell table:number-columns-repeated="4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fill all</text:p>
          </table:table-cell>
          <table:table-cell table:number-columns-repeated="4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erase all</text:p>
          </table:table-cell>
          <table:table-cell table:number-columns-repeated="4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left</text:p>
          </table:table-cell>
          <table:table-cell table:number-columns-repeated="4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right</text:p>
          </table:table-cell>
          <table:table-cell table:number-columns-repeated="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invert</text:p>
          </table:table-cell>
          <table:table-cell table:number-columns-repeated="4"/>
        </table:table-row>
      </table:table>
      <table:table table:name="Euclidian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note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channel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ot</text:p>
          </table:table-cell>
          <table:table-cell table:number-columns-repeated="2"/>
          <table:table-cell office:value-type="string">
            <text:p>select midi note, select midi chann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all tracks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play/step mode </text:p>
          </table:table-cell>
          <table:table-cell table:style-name="ce4" office:value-type="string">
            <text:p>toggle</text:p>
          </table:table-cell>
          <table:table-cell table:style-name="ce4" office:value-type="string">
            <text:p>modes: play, step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reset step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advance step</text:p>
          </table:table-cell>
          <table:table-cell table:style-name="ce6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pattern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bank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tn</text:p>
          </table:table-cell>
          <table:table-cell office:value-type="string">
            <text:p>track gate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tn</text:p>
          </table:table-cell>
          <table:table-cell office:value-type="string">
            <text:p>track gate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tn</text:p>
          </table:table-cell>
          <table:table-cell office:value-type="string">
            <text:p>clock divider down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tn</text:p>
          </table:table-cell>
          <table:table-cell office:value-type="string">
            <text:p>clock divider up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tn</text:p>
          </table:table-cell>
          <table:table-cell office:value-type="string">
            <text:p>track pattern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tn</text:p>
          </table:table-cell>
          <table:table-cell office:value-type="string">
            <text:p>track pattern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tn</text:p>
          </table:table-cell>
          <table:table-cell office:value-type="string">
            <text:p>track pattern fill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tn</text:p>
          </table:table-cell>
          <table:table-cell office:value-type="string">
            <text:p>track pattern fill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tn</text:p>
          </table:table-cell>
          <table:table-cell office:value-type="string">
            <text:p>track pattern offset lef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tn</text:p>
          </table:table-cell>
          <table:table-cell office:value-type="string">
            <text:p>track pattern offset righ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5/01/2019</text:date>, <text:time>16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9-01-05T16:37:37.01</dc:date>
    <dc:creator>P J</dc:creator>
    <meta:editing-duration>P2DT6H3M17S</meta:editing-duration>
    <meta:editing-cycles>123</meta:editing-cycles>
    <meta:generator>OpenOffice/4.1.0$Win32 OpenOffice.org_project/410m18$Build-9764</meta:generator>
    <meta:document-statistic meta:table-count="5" meta:cell-count="1068" meta:object-count="0"/>
  </office:meta>
</office:document-meta>
</file>